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482e1" officeooo:paragraph-rsid="001482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:</text:p>
      <text:p text:style-name="P1"/>
      <text:p text:style-name="P1">- Who invented complex numbers?</text:p>
      <text:p text:style-name="P1">- What was the original intention (what problem were they supposed to solve)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5:30:29.202036406</meta:creation-date>
    <dc:date>2025-05-21T15:31:31.466921404</dc:date>
    <meta:editing-duration>PT1M4S</meta:editing-duration>
    <meta:editing-cycles>1</meta:editing-cycles>
    <meta:document-statistic meta:table-count="0" meta:image-count="0" meta:object-count="0" meta:page-count="1" meta:paragraph-count="3" meta:word-count="19" meta:character-count="118" meta:non-whitespace-character-count="102"/>
    <meta:generator>LibreOffice/7.3.7.2$Linux_X86_64 LibreOffice_project/30$Build-2</meta:generator>
  </office:meta>
</office:document-meta>
</file>